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5D9F1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D9EAD3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13.890625cm"/>
    </style:style>
    <style:style style:name="co4" style:family="table-column">
      <style:table-column-properties fo:break-before="auto" style:column-width="10.398125cm"/>
    </style:style>
    <style:style style:name="co5" style:family="table-column">
      <style:table-column-properties fo:break-before="auto" style:column-width="6.45583333333333cm"/>
    </style:style>
    <style:style style:name="co6" style:family="table-column">
      <style:table-column-properties fo:break-before="auto" style:column-width="6.270625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LP</text:p>
          </table:table-cell>
          <table:table-cell office:value-type="string" table:style-name="ce2">
            <text:p>KOD</text:p>
          </table:table-cell>
          <table:table-cell office:value-type="string" table:style-name="ce2">
            <text:p>OPIS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SYMBOL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etter</text:p>
          </table:table-cell>
          <table:table-cell office:value-type="string" table:style-name="ce3">
            <text:p><text:s/>'A-Z' | 'a-z'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igit</text:p>
          </table:table-cell>
          <table:table-cell office:value-type="string" table:style-name="ce3">
            <text:p><text:s/>'0' | '1' | '2' | '3' | '4' | '5'| '6' | '7' | '8' | '9'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hex_digit</text:p>
          </table:table-cell>
          <table:table-cell office:value-type="string" table:style-name="ce3">
            <text:p><text:s/>'0' | '1' | '2' | '3' | '4' | '5'| '6' | '7' | '8' | '9' | 'a' | 'b' | 'c' | 'd' | 'e' | 'f' | 'A' | 'B' | 'C' | 'D' | 'E' | 'F'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add_op</text:p>
          </table:table-cell>
          <table:table-cell office:value-type="string" table:style-name="ce3">
            <text:p><text:s/>'+'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sub_op</text:p>
          </table:table-cell>
          <table:table-cell office:value-type="string" table:style-name="ce3">
            <text:p><text:s/>'-'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mult_op</text:p>
          </table:table-cell>
          <table:table-cell office:value-type="string" table:style-name="ce3">
            <text:p><text:s/>'*'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divide_op</text:p>
          </table:table-cell>
          <table:table-cell office:value-type="string" table:style-name="ce3">
            <text:p><text:s/>'/'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equal</text:p>
          </table:table-cell>
          <table:table-cell office:value-type="string" table:style-name="ce3">
            <text:p><text:s/>'='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less</text:p>
          </table:table-cell>
          <table:table-cell office:value-type="string" table:style-name="ce3">
            <text:p><text:s/>'&lt;'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greater</text:p>
          </table:table-cell>
          <table:table-cell office:value-type="string" table:style-name="ce3">
            <text:p><text:s/>'&gt;'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left_square_bracket</text:p>
          </table:table-cell>
          <table:table-cell office:value-type="string" table:style-name="ce3">
            <text:p><text:s/>'['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right_square_bracket</text:p>
          </table:table-cell>
          <table:table-cell office:value-type="string" table:style-name="ce3">
            <text:p><text:s/>']'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dot</text:p>
          </table:table-cell>
          <table:table-cell office:value-type="string" table:style-name="ce3">
            <text:p><text:s/>'.'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comma</text:p>
          </table:table-cell>
          <table:table-cell office:value-type="string" table:style-name="ce3">
            <text:p><text:s/>','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left_bracket</text:p>
          </table:table-cell>
          <table:table-cell office:value-type="string" table:style-name="ce3">
            <text:p><text:s/>'('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right_bracket</text:p>
          </table:table-cell>
          <table:table-cell office:value-type="string" table:style-name="ce3">
            <text:p><text:s/>')'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colon</text:p>
          </table:table-cell>
          <table:table-cell office:value-type="string" table:style-name="ce3">
            <text:p><text:s/>':'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dash</text:p>
          </table:table-cell>
          <table:table-cell office:value-type="string" table:style-name="ce3">
            <text:p><text:s/>'^'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at</text:p>
          </table:table-cell>
          <table:table-cell office:value-type="string" table:style-name="ce3">
            <text:p><text:s/>'@'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left_curly_bracket</text:p>
          </table:table-cell>
          <table:table-cell office:value-type="string" table:style-name="ce3">
            <text:p><text:s/>'{'</text:p>
          </table:table-cell>
          <table:table-cell table:number-columns-repeated="1638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right_curly_bracket</text:p>
          </table:table-cell>
          <table:table-cell office:value-type="string" table:style-name="ce3">
            <text:p><text:s/>'}'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dollar</text:p>
          </table:table-cell>
          <table:table-cell office:value-type="string" table:style-name="ce3">
            <text:p><text:s/>'$'</text:p>
          </table:table-cell>
          <table:table-cell table:number-columns-repeated="1638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hash</text:p>
          </table:table-cell>
          <table:table-cell office:value-type="string" table:style-name="ce3">
            <text:p><text:s/>'#'</text:p>
          </table:table-cell>
          <table:table-cell table:number-columns-repeated="1638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and</text:p>
          </table:table-cell>
          <table:table-cell office:value-type="string" table:style-name="ce3">
            <text:p><text:s/>'&amp;'</text:p>
          </table:table-cell>
          <table:table-cell table:number-columns-repeated="1638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percent</text:p>
          </table:table-cell>
          <table:table-cell office:value-type="string" table:style-name="ce3">
            <text:p><text:s/>'%'</text:p>
          </table:table-cell>
          <table:table-cell table:number-columns-repeated="1638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shift_left</text:p>
          </table:table-cell>
          <table:table-cell office:value-type="string" table:style-name="ce3">
            <text:p><text:s/>'&lt;&lt;'</text:p>
          </table:table-cell>
          <table:table-cell table:number-columns-repeated="1638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shift_right</text:p>
          </table:table-cell>
          <table:table-cell office:value-type="string" table:style-name="ce3">
            <text:p><text:s/>'&gt;&gt;'</text:p>
          </table:table-cell>
          <table:table-cell table:number-columns-repeated="1638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double_star</text:p>
          </table:table-cell>
          <table:table-cell office:value-type="string" table:style-name="ce3">
            <text:p><text:s/>'**'</text:p>
          </table:table-cell>
          <table:table-cell table:number-columns-repeated="1638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diamond</text:p>
          </table:table-cell>
          <table:table-cell office:value-type="string" table:style-name="ce3">
            <text:p><text:s/>'&lt;&gt;'</text:p>
          </table:table-cell>
          <table:table-cell table:number-columns-repeated="1638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semicolon</text:p>
          </table:table-cell>
          <table:table-cell office:value-type="string" table:style-name="ce3">
            <text:p><text:s/>';'</text:p>
          </table:table-cell>
          <table:table-cell table:number-columns-repeated="1638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less_or_equal</text:p>
          </table:table-cell>
          <table:table-cell office:value-type="string" table:style-name="ce3">
            <text:p><text:s/>'&lt;='</text:p>
          </table:table-cell>
          <table:table-cell table:number-columns-repeated="1638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greater_or_equal</text:p>
          </table:table-cell>
          <table:table-cell office:value-type="string" table:style-name="ce3">
            <text:p><text:s/>'&gt;='</text:p>
          </table:table-cell>
          <table:table-cell table:number-columns-repeated="16381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assign</text:p>
          </table:table-cell>
          <table:table-cell office:value-type="string" table:style-name="ce3">
            <text:p><text:s/>':='</text:p>
          </table:table-cell>
          <table:table-cell table:number-columns-repeated="1638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increment</text:p>
          </table:table-cell>
          <table:table-cell office:value-type="string" table:style-name="ce3">
            <text:p><text:s/>'+='</text:p>
          </table:table-cell>
          <table:table-cell table:number-columns-repeated="1638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decrement</text:p>
          </table:table-cell>
          <table:table-cell office:value-type="string" table:style-name="ce3">
            <text:p><text:s/>'-='</text:p>
          </table:table-cell>
          <table:table-cell table:number-columns-repeated="1638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multiment</text:p>
          </table:table-cell>
          <table:table-cell office:value-type="string" table:style-name="ce3">
            <text:p><text:s/>'*='</text:p>
          </table:table-cell>
          <table:table-cell table:number-columns-repeated="1638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3">
            <text:p>dividement</text:p>
          </table:table-cell>
          <table:table-cell office:value-type="string" table:style-name="ce3">
            <text:p><text:s/>'/='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COMMENT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com_left_old</text:p>
          </table:table-cell>
          <table:table-cell office:value-type="string" table:style-name="ce3">
            <text:p><text:s/>'(*'</text:p>
          </table:table-cell>
          <table:table-cell table:number-columns-repeated="1638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com_right_old</text:p>
          </table:table-cell>
          <table:table-cell office:value-type="string" table:style-name="ce3">
            <text:p><text:s/>'*)'</text:p>
          </table:table-cell>
          <table:table-cell table:number-columns-repeated="1638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com_left_pascal</text:p>
          </table:table-cell>
          <table:table-cell office:value-type="string" table:style-name="ce3">
            <text:p><text:s/>'(.'</text:p>
          </table:table-cell>
          <table:table-cell table:number-columns-repeated="16381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com_right_pascal</text:p>
          </table:table-cell>
          <table:table-cell office:value-type="string" table:style-name="ce3">
            <text:p><text:s/>'.)'</text:p>
          </table:table-cell>
          <table:table-cell table:number-columns-repeated="16381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com_delphi</text:p>
          </table:table-cell>
          <table:table-cell office:value-type="string" table:style-name="ce3">
            <text:p>//'</text:p>
          </table:table-cell>
          <table:table-cell table:number-columns-repeated="16381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comment_old_style</text:p>
          </table:table-cell>
          <table:table-cell office:value-type="string" table:style-name="ce3">
            <text:p>(*&lt;expression&gt;*)</text:p>
          </table:table-cell>
          <table:table-cell table:number-columns-repeated="16381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comment_turbo_style</text:p>
          </table:table-cell>
          <table:table-cell office:value-type="string" table:style-name="ce3">
            <text:p>{&lt;expression&gt;}</text:p>
          </table:table-cell>
          <table:table-cell table:number-columns-repeated="16381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comment_delphi</text:p>
          </table:table-cell>
          <table:table-cell office:value-type="string" table:style-name="ce3">
            <text:p>//&lt;expression&gt;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NUMBER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indentifier</text:p>
          </table:table-cell>
          <table:table-cell office:value-type="string" table:style-name="ce3">
            <text:p>&lt;letter&gt; | '_' {&lt;letter&gt;|&lt;digit&gt;| '_' }</text:p>
          </table:table-cell>
          <table:table-cell table:number-columns-repeated="16381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3">
            <text:p>unsigned_integer</text:p>
          </table:table-cell>
          <table:table-cell office:value-type="string" table:style-name="ce3">
            <text:p>&lt;digit_seq&gt; | '$' &lt;hex_digit_seq&gt; | '&amp;' &lt;bin_digit_seq&gt;</text:p>
          </table:table-cell>
          <table:table-cell table:number-columns-repeated="16381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3">
            <text:p>unsigned_real</text:p>
          </table:table-cell>
          <table:table-cell office:value-type="string" table:style-name="ce3">
            <text:p>&lt;digit_seq&gt; {.&lt;digit_seq&gt; &lt;scale_factor&gt;}</text:p>
          </table:table-cell>
          <table:table-cell table:number-columns-repeated="16381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3">
            <text:p>sign</text:p>
          </table:table-cell>
          <table:table-cell office:value-type="string" table:style-name="ce3">
            <text:p><text:s/>'+' | '-'</text:p>
          </table:table-cell>
          <table:table-cell table:number-columns-repeated="16381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unsigned_const</text:p>
          </table:table-cell>
          <table:table-cell office:value-type="string" table:style-name="ce3">
            <text:p>&lt;const_identifier&gt; | &lt;unsigned_number&gt; | 'NIL' | ' {&lt;letter&gt;} '</text:p>
          </table:table-cell>
          <table:table-cell table:number-columns-repeated="16381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const</text:p>
          </table:table-cell>
          <table:table-cell office:value-type="string" table:style-name="ce3">
            <text:p>&lt;sign&gt;&lt;constant_identifier&gt; | &lt;sign&gt;&lt;unsigned_number&gt; | ' {&lt;letter&gt;} '</text:p>
          </table:table-cell>
          <table:table-cell table:number-columns-repeated="16381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3">
            <text:p>bin_digit</text:p>
          </table:table-cell>
          <table:table-cell office:value-type="string" table:style-name="ce3">
            <text:p><text:s/>'0' | '1'</text:p>
          </table:table-cell>
          <table:table-cell table:number-columns-repeated="16381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hex_digit_seq</text:p>
          </table:table-cell>
          <table:table-cell office:value-type="string" table:style-name="ce3">
            <text:p>&lt;hex_digit&gt; {&lt;hex_digit&gt;}</text:p>
          </table:table-cell>
          <table:table-cell table:number-columns-repeated="16381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3">
            <text:p>bin_digit_seq</text:p>
          </table:table-cell>
          <table:table-cell office:value-type="string" table:style-name="ce3">
            <text:p>&lt;bin_digit&gt; {&lt;bin_digit&gt;}</text:p>
          </table:table-cell>
          <table:table-cell table:number-columns-repeated="16381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3">
            <text:p>digit_seq</text:p>
          </table:table-cell>
          <table:table-cell office:value-type="string" table:style-name="ce3">
            <text:p>&lt;digit&gt; {&lt;digit&gt;}</text:p>
          </table:table-cell>
          <table:table-cell table:number-columns-repeated="16381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3">
            <text:p>scale_factor</text:p>
          </table:table-cell>
          <table:table-cell office:value-type="string" table:style-name="ce3">
            <text:p><text:s/>'E' [&lt;sign&gt;] &lt;digit_seq&gt; | 'e' [&lt;sign&gt;] &lt;digit_seq&gt;</text:p>
          </table:table-cell>
          <table:table-cell table:number-columns-repeated="16381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3">
            <text:p>unsigned_number</text:p>
          </table:table-cell>
          <table:table-cell office:value-type="string" table:style-name="ce3">
            <text:p>&lt;unsigned_real&gt; | &lt;unsigned_integer&gt; | &lt;unsigned_float&gt;</text:p>
          </table:table-cell>
          <table:table-cell table:number-columns-repeated="16381"/>
        </table:table-row>
        <table:table-row table:style-name="ro2">
          <table:table-cell office:value-type="float" office:value="58" table:style-name="ce3">
            <text:p>58</text:p>
          </table:table-cell>
          <table:table-cell office:value-type="string" table:style-name="ce3">
            <text:p>unsigned_float</text:p>
          </table:table-cell>
          <table:table-cell office:value-type="string" table:style-name="ce3">
            <text:p>&lt;digit_seq&gt; '.' &lt;digit_seq&gt;</text:p>
            <text:p/>
          </table:table-cell>
          <table:table-cell table:number-columns-repeated="16381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signed_number</text:p>
          </table:table-cell>
          <table:table-cell office:value-type="string" table:style-name="ce3">
            <text:p>[&lt;sign&gt;] &lt;unsigned_number&gt;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LABEL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&lt;digit_seq&gt; | &lt;identifier&gt;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6">
            <text:p>STRING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3">
            <text:p>char_string</text:p>
          </table:table-cell>
          <table:table-cell office:value-type="string" table:style-name="ce3">
            <text:p>{&lt;quoted_string&gt;|&lt;control_string&gt;}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3">
            <text:p>quoted_string</text:p>
          </table:table-cell>
          <table:table-cell office:value-type="string" table:style-name="ce3">
            <text:p><text:s/>' {&lt;string_char&gt;} '</text:p>
          </table:table-cell>
          <table:table-cell office:value-type="string" table:style-name="ce3">
            <text:p>quotes within a string eg. 'this is a 'quoted' string'</text:p>
          </table:table-cell>
          <table:table-cell table:number-columns-repeated="16380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3">
            <text:p>string_char</text:p>
          </table:table-cell>
          <table:table-cell office:value-type="string" table:style-name="ce3">
            <text:p>&lt;character&gt;{&lt;character&gt;}'</text:p>
          </table:table-cell>
          <table:table-cell table:number-columns-repeated="16381" table:style-name="ce1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3">
            <text:p>control_string</text:p>
          </table:table-cell>
          <table:table-cell office:value-type="string" table:style-name="ce3">
            <text:p>{'#' &lt;unsigned_integer&gt;}</text:p>
          </table:table-cell>
          <table:table-cell table:number-columns-repeated="16381" table:style-name="ce1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3">
            <text:p>empty_string</text:p>
          </table:table-cell>
          <table:table-cell office:value-type="string" table:style-name="ce3">
            <text:p><text:s/>''</text:p>
          </table:table-cell>
          <table:table-cell table:number-columns-repeated="16381" table:style-name="ce1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3">
            <text:p>character</text:p>
          </table:table-cell>
          <table:table-cell office:value-type="string" table:style-name="ce3">
            <text:p>&lt;letter&gt; | &lt;digit&gt; | &lt;symbol&gt; | '_'</text:p>
          </table:table-cell>
          <table:table-cell office:value-type="string" table:style-name="ce3">
            <text:p>predifined in ebnf:</text:p>
            <text:p>symbol = "[" | "]" | "{" | "}" | "(" | ")" | "&lt;" | "&gt;"</text:p>
            <text:p>| "'" | '"' | "=" | "|" | "." | "," | ";" ;</text:p>
          </table:table-cell>
          <table:table-cell table:number-columns-repeated="16380"/>
        </table:table-row>
        <table:table-row table:style-name="ro1">
          <table:table-cell office:value-type="float" office:value="67" table:style-name="ce3">
            <text:p>67</text:p>
          </table:table-cell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office:value-type="string" table:style-name="ce4">
            <text:p>ja to inaczej rozumiem chyba D: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7">
            <text:p>BASIC</text:p>
          </table:table-cell>
          <table:covered-table-cell/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5">
            <text:p>znak</text:p>
          </table:table-cell>
          <table:table-cell office:value-type="string" table:style-name="ce5">
            <text:p>znaczenie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NUM</text:p>
          </table:table-cell>
          <table:table-cell office:value-type="string" table:style-name="ce3">
            <text:p>[0-9]+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IDTF</text:p>
          </table:table-cell>
          <table:table-cell office:value-type="string" table:style-name="ce3">
            <text:p>[a-zA-Z][_a-zA-Z0-9]*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OP</text:p>
          </table:table-cell>
          <table:table-cell office:value-type="string" table:style-name="ce3">
            <text:p>[+,-,*,/]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EQ</text:p>
          </table:table-cell>
          <table:table-cell office:value-type="string" table:style-name="ce3">
            <text:p>[=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ROUND_BRACKET_LEFT</text:p>
          </table:table-cell>
          <table:table-cell office:value-type="string" table:style-name="ce3">
            <text:p>[(]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OUND_BRACKET_RIGHT</text:p>
          </table:table-cell>
          <table:table-cell office:value-type="string" table:style-name="ce3">
            <text:p>[)]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URLY_BRACKET_LEFT</text:p>
          </table:table-cell>
          <table:table-cell office:value-type="string" table:style-name="ce3">
            <text:p>[{]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URLY_BRACKET_RIGHT</text:p>
          </table:table-cell>
          <table:table-cell office:value-type="string" table:style-name="ce3">
            <text:p>[}]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SQUARE_BRACKET_LEFT</text:p>
          </table:table-cell>
          <table:table-cell office:value-type="string" table:style-name="ce3">
            <text:p>[[]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SQUARE_BRACKET_RIGHT</text:p>
          </table:table-cell>
          <table:table-cell office:value-type="string" table:style-name="ce3">
            <text:p>[]]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OLON</text:p>
          </table:table-cell>
          <table:table-cell office:value-type="string" table:style-name="ce3">
            <text:p>[:]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DOT</text:p>
          </table:table-cell>
          <table:table-cell office:value-type="string" table:style-name="ce3">
            <text:p>[.]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OMMA</text:p>
          </table:table-cell>
          <table:table-cell office:value-type="string" table:style-name="ce3">
            <text:p>[,]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SEMICOLON</text:p>
          </table:table-cell>
          <table:table-cell office:value-type="string" table:style-name="ce3">
            <text:p>[;]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FS</text:p>
          </table:table-cell>
          <table:table-cell office:value-type="string" table:style-name="ce3">
            <text:p>[&gt;, &gt;=, &lt;, &lt;=, ==]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number-columns-spanned="2" table:number-rows-spanned="1" table:style-name="ce7">
            <text:p>NUMBERS AND OTHER WEIRD STUFF<text:s/></text:p>
          </table:table-cell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1">
            <text:p>SIGN</text:p>
          </table:table-cell>
          <table:table-cell office:value-type="string" table:style-name="ce3">
            <text:p>[-,+]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STMT</text:p>
          </table:table-cell>
          <table:table-cell office:value-type="string" table:style-name="ce3">
            <text:p>NUM OP NUM | NUM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KWD_INT</text:p>
          </table:table-cell>
          <table:table-cell office:value-type="string" table:style-name="ce3">
            <text:p>in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KWD_CHAR</text:p>
          </table:table-cell>
          <table:table-cell office:value-type="string" table:style-name="ce3">
            <text:p>char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KWD_BOOL</text:p>
          </table:table-cell>
          <table:table-cell office:value-type="string" table:style-name="ce3">
            <text:p>bool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F</text:p>
          </table:table-cell>
          <table:table-cell office:value-type="string" table:style-name="ce3">
            <text:p>STMT IFS STMT</text:p>
          </table:table-cell>
          <table:table-cell table:number-columns-repeated="16381"/>
        </table:table-row>
        <table:table-row table:number-rows-repeated="104847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aura Żuchowska</meta:initial-creator>
    <dc:creator>Laura Żuchowska</dc:creator>
    <meta:creation-date>2019-05-15T15:09:08Z</meta:creation-date>
    <dc:date>2019-05-15T19:38:50Z</dc:date>
    <meta:print-date>2019-05-15T19:37:04Z</meta:print-date>
  </office:meta>
</office:document-meta>
</file>